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98000001AD1ED4FD64F75551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8.55cm"/>
    </style:style>
    <style:style style:name="P1" style:family="paragraph">
      <style:paragraph-properties fo:text-align="center"/>
    </style:style>
    <style:style style:name="P2" style:family="paragraph">
      <style:text-properties fo:color="#7c2a27" style:font-name="TeX Gyre DejaVu Math" fo:font-size="120pt" style:font-size-asian="120pt" style:font-size-complex="120pt"/>
    </style:style>
    <style:style style:name="P3" style:family="paragraph">
      <loext:graphic-properties draw:fill="none" draw:fill-color="#ffffff"/>
      <style:text-properties fo:color="#7c2a27" style:font-name="TeX Gyre DejaVu Math" fo:font-size="120pt" style:font-size-asian="120pt" style:font-size-complex="120pt"/>
    </style:style>
    <style:style style:name="T1" style:family="text">
      <style:text-properties fo:color="#7c2a27" style:font-name="TeX Gyre DejaVu Math"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09cm" svg:height="9.999cm" svg:x="0.127cm" svg:y="0.091cm">
          <draw:image xlink:href="Pictures/1000020100000198000001AD1ED4FD64F75551EE.png" xlink:type="simple" xlink:show="embed" xlink:actuate="onLoad" loext:mime-type="image/png">
            <text:p/>
          </draw:image>
        </draw:frame>
        <draw:frame draw:style-name="gr2" draw:text-style-name="P3" draw:layer="layout" svg:width="19cm" svg:height="8.8cm" svg:x="10cm" svg:y="0.7cm">
          <draw:text-box>
            <text:p text:style-name="P2"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v</text:span><text:span text:style-name="T1">e</text:span></text:p>
            <text:p text:style-name="P2"><text:span text:style-name="T1">E</text:span><text:span text:style-name="T1">m</text:span><text:span text:style-name="T1">e</text:span><text:span text:style-name="T1">r</text:span><text:span text:style-name="T1">g</text:span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Lijour</meta:initial-creator>
    <meta:creation-date>2019-09-04T09:52:47.031300348</meta:creation-date>
    <dc:date>2019-09-04T10:01:41.050050688</dc:date>
    <dc:creator>Marc Lijour</dc:creator>
    <meta:editing-duration>PT8M53S</meta:editing-duration>
    <meta:editing-cycles>3</meta:editing-cycles>
    <meta:generator>LibreOffice/6.2.6.2$Linux_X86_64 LibreOffice_project/20$Build-2</meta:generator>
    <meta:document-statistic meta:object-count="2"/>
  </office:meta>
</office:document-meta>
</file>